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761a" officeooo:paragraph-rsid="0004761a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4761a" officeooo:paragraph-rsid="0004761a"/>
    </style:style>
    <style:style style:name="P4" style:family="paragraph" style:parent-style-name="Standard">
      <style:text-properties officeooo:paragraph-rsid="0004761a"/>
    </style:style>
    <style:style style:name="T1" style:family="text">
      <style:text-properties officeooo:rsid="0004761a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MANDES D’INSTALLATION DEPUIS L’INSTALLATION DE L’ORDI : ubuntu 20.04.6</text:p>
      <text:p text:style-name="P3"/>
      <text:p text:style-name="P1"><text:span text:style-name="Source_20_Text">sudo apt update</text:span></text:p>
      <text:p text:style-name="P1"><text:span text:style-name="Source_20_Text">sudo apt upgrade</text:span></text:p>
      <text:p text:style-name="P3"/>
      <text:p text:style-name="P3">INSTALLER ROS1 NOETIC</text:p>
      <text:p text:style-name="P3"/>
      <text:p text:style-name="P3">sudo sh -c 'echo "deb http://packages.ros.org/ros/ubuntu $(lsb_release -sc) main" &gt; /etc/apt/sources.list.d/ros-latest.list'</text:p>
      <text:p text:style-name="P3">curl -s https://raw.githubusercontent.com/ros/rosdistro/master/ros.asc | sudo apt-key add -</text:p>
      <text:p text:style-name="P3">sudo apt update</text:p>
      <text:p text:style-name="P3">sudo apt install ros-noetic-desktop-full</text:p>
      <text:p text:style-name="P3">source /opt/ros/noetic/setup.bash</text:p>
      <text:p text:style-name="P3">echo "source /opt/ros/noetic/setup.bash" &gt;&gt; ~/.bashrc</text:p>
      <text:p text:style-name="P3"/>
      <text:p text:style-name="P3">INSTALLER CATKIN ET LES DEPENDANCES</text:p>
      <text:p text:style-name="P3"/>
      <text:p text:style-name="P3">sudo apt install python3-catkin-tools python3-rosdep</text:p>
      <text:p text:style-name="P3">sudo rosdep init</text:p>
      <text:p text:style-name="P3">rosdep update</text:p>
      <text:p text:style-name="P3"/>
      <text:p text:style-name="P3">INSTALLER DES DEPENDENCES ROS </text:p>
      <text:p text:style-name="P3"/>
      <text:p text:style-name="P1"><text:span text:style-name="Source_20_Text">sudo apt-get install ros-noetic-joy ros-noetic-teleop-twist-joy \</text:span></text:p>
      <text:p text:style-name="Preformatted_20_Text"><text:span text:style-name="Source_20_Text"><text:s text:c="2"/>ros-noetic-teleop-twist-keyboard ros-noetic-laser-proc \</text:span></text:p>
      <text:p text:style-name="Preformatted_20_Text"><text:span text:style-name="Source_20_Text"><text:s text:c="2"/>ros-noetic-rgbd-launch ros-noetic-rosserial-arduino \</text:span></text:p>
      <text:p text:style-name="Preformatted_20_Text"><text:span text:style-name="Source_20_Text"><text:s text:c="2"/>ros-noetic-rosserial-python ros-noetic-rosserial-client \</text:span></text:p>
      <text:p text:style-name="Preformatted_20_Text"><text:span text:style-name="Source_20_Text"><text:s text:c="2"/>ros-noetic-rosserial-msgs ros-noetic-amcl ros-noetic-map-server \</text:span></text:p>
      <text:p text:style-name="Preformatted_20_Text"><text:span text:style-name="Source_20_Text"><text:s text:c="2"/>ros-noetic-move-base ros-noetic-urdf ros-noetic-xacro \</text:span></text:p>
      <text:p text:style-name="Preformatted_20_Text"><text:span text:style-name="Source_20_Text"><text:s text:c="2"/>ros-noetic-compressed-image-transport ros-noetic-rqt* ros-noetic-rviz \</text:span></text:p>
      <text:p text:style-name="P2"><text:span text:style-name="Source_20_Text"><text:s text:c="2"/>ros-noetic-gmapping ros-noetic-navigation ros-noetic-interactive-markers</text:span></text:p>
      <text:p text:style-name="P4"><text:span text:style-name="T1">INSTALLER LES PACKAGES TURTLEBOT3<text:line-break/><text:line-break/></text:span><text:span text:style-name="Source_20_Text">sudo apt install ros-noetic-dynamixel-sdk</text:span></text:p>
      <text:p text:style-name="P1"><text:span text:style-name="Source_20_Text">sudo apt install ros-noetic-turtlebot3-msgs</text:span></text:p>
      <text:p text:style-name="P1"><text:span text:style-name="Source_20_Text">sudo apt install ros-noetic-turtlebot3</text:span></text:p>
      <text:p text:style-name="P3"/>
      <text:p text:style-name="P3">INSTALLER LES NODES POUR LE TURTLEBOT3 ET LES SIMULATIONS</text:p>
      <text:p text:style-name="P3"/>
      <text:p text:style-name="P3">cd catkin_ws/src/</text:p>
      <text:p text:style-name="P3">git config –global http.postBuffer 524288000</text:p>
      <text:p text:style-name="P3">git clone -<text:span text:style-name="T3">b noetic-devel </text:span><text:a xlink:type="simple" xlink:href="https://github.com/ROBOTIS-GIT/turtlebot3.git" text:style-name="Internet_20_link" text:visited-style-name="Visited_20_Internet_20_Link"><text:span text:style-name="T3">https://github.com/ROBOTIS-GIT/turtlebot3.git</text:span></text:a><text:span text:style-name="T3"> </text:span></text:p>
      <text:p text:style-name="P1"><text:span text:style-name="Source_20_Text"><text:span text:style-name="T3">git clone -b noetic https://github.com/ROBOTIS-GIT/turtlebot3_simulations.git</text:span></text:span></text:p>
      <text:p text:style-name="P1"><text:span text:style-name="Source_20_Text"><text:span text:style-name="T3">cd ~/catkin_ws &amp;&amp; catkin_make</text:span></text:span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7T19:57:24.091615698</meta:creation-date>
    <dc:date>2025-03-27T21:26:26.511539052</dc:date>
    <meta:editing-duration>PT1H18M52S</meta:editing-duration>
    <meta:editing-cycles>1</meta:editing-cycles>
    <meta:document-statistic meta:table-count="0" meta:image-count="0" meta:object-count="0" meta:page-count="1" meta:paragraph-count="32" meta:word-count="146" meta:character-count="1588" meta:non-whitespace-character-count="1457"/>
    <meta:generator>LibreOffice/6.4.7.2$Linux_X86_64 LibreOffice_project/40$Build-2</meta:generator>
  </office:meta>
</office:document-meta>
</file>